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2b3c" officeooo:paragraph-rsid="00132b3c"/>
    </style:style>
    <style:style style:name="P2" style:family="paragraph" style:parent-style-name="Title">
      <style:text-properties officeooo:rsid="00132b3c" officeooo:paragraph-rsid="00132b3c"/>
    </style:style>
    <style:style style:name="P3" style:family="paragraph" style:parent-style-name="Subtitle">
      <style:text-properties officeooo:rsid="00132b3c" officeooo:paragraph-rsid="00132b3c"/>
    </style:style>
    <style:style style:name="P4" style:family="paragraph" style:parent-style-name="Text_20_body">
      <style:text-properties officeooo:rsid="00145a9c" officeooo:paragraph-rsid="00145a9c"/>
    </style:style>
    <style:style style:name="P5" style:family="paragraph" style:parent-style-name="Text_20_body">
      <style:text-properties officeooo:rsid="00132b3c" officeooo:paragraph-rsid="00132b3c"/>
    </style:style>
    <style:style style:name="P6" style:family="paragraph" style:parent-style-name="Text_20_body">
      <style:text-properties officeooo:rsid="001537e8" officeooo:paragraph-rsid="001537e8"/>
    </style:style>
    <style:style style:name="P7" style:family="paragraph" style:parent-style-name="Text_20_body">
      <style:text-properties officeooo:rsid="00188abc" officeooo:paragraph-rsid="00188abc"/>
    </style:style>
    <style:style style:name="T1" style:family="text">
      <style:text-properties officeooo:rsid="00145a9c"/>
    </style:style>
    <style:style style:name="T2" style:family="text">
      <style:text-properties officeooo:rsid="001537e8"/>
    </style:style>
    <style:style style:name="T3" style:family="text">
      <style:text-properties officeooo:rsid="001587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Node.js : Strawpovre</text:p>
      <text:p text:style-name="P1"/>
      <text:p text:style-name="P3">Les fonctionnalités :</text:p>
      <text:p text:style-name="P1">Strawpovre permet à un professeur de créer un questionnaire. Ce questionnaire est accessible aux élèves ayant le mot de passe défini par le professeur.</text:p>
      <text:p text:style-name="P1">Les élèves ont un temps défini par l’auteur du questionnaire pour répondre aux questions. Plusieurs réponses sont proposées, mais une seule peut être sélectionnée. </text:p>
      <text:p text:style-name="P3">Nos choix techniques :</text:p>
      <text:p text:style-name="P1">L’authentification se fait grâce à un<text:span text:style-name="T2">e session</text:span>. <text:span text:style-name="T2">Cette authentification empêche un utilisateur d’émettre des sockets s’il n’est pas connecté.</text:span></text:p>
      <text:p text:style-name="P1">Chaque utilisateur a un compte déjà créé sur l’application (à l’image des compte élève lors d’une rentrée à l’IUT).</text:p>
      <text:p text:style-name="P6">Nous avons utilisé des sockets pour le front afin de permettre une communication serveur vers client et de l’AJAX pour les autres communications.</text:p>
      <text:p text:style-name="P1"/>
      <text:p text:style-name="P3">Répartition des <text:span text:style-name="T1">tâches</text:span>:</text:p>
      <text:p text:style-name="P4">Nicolas Carruggi : Front-end <text:span text:style-name="T3">30 %</text:span></text:p>
      <text:p text:style-name="P4">Rémi gidon : back-end (formulaires de création, structure générale, utilitaires, authentification, repositories, routing, middleware, structure socket) <text:s/><text:span text:style-name="T3">40 %</text:span></text:p>
      <text:p text:style-name="P4">Thibault Schaeller : back-end + front-end (model, db, poll-dashboard : sockets, events, modifs front) <text:span text:style-name="T3">30 %</text:span></text:p>
      <text:p text:style-name="P4"/>
      <text:p text:style-name="P4"/>
      <text:p text:style-name="P7">Repository git : https://github.com/expiaz/strawpov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8:20:44.370893104</meta:creation-date>
    <dc:date>2018-02-26T23:26:30.216639945</dc:date>
    <meta:editing-duration>PT9M11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1" meta:paragraph-count="13" meta:word-count="167" meta:character-count="1157" meta:non-whitespace-character-count="1001"/>
  </office:meta>
</office:document-meta>
</file>